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E000002051A31E86FEF5A61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000000" draw:marker-start-width="0.359cm" draw:marker-end-width="0.359cm" draw:fill-color="#fff59d" draw:textarea-horizontal-align="justify" draw:textarea-vertical-align="middle" draw:auto-grow-height="false" fo:min-height="2.031cm" fo:min-width="9.863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none" draw:fill-color="#9fa8da" draw:textarea-horizontal-align="justify" draw:textarea-vertical-align="middle" draw:auto-grow-height="false" fo:min-height="1.436cm" fo:min-width="3.335cm"/>
      <style:paragraph-properties style:writing-mode="lr-tb"/>
    </style:style>
    <style:style style:name="gr3" style:family="graphic" style:parent-style-name="standard">
      <style:graphic-properties draw:stroke="none" draw:fill-color="#fafafa" draw:textarea-horizontal-align="justify" draw:textarea-vertical-align="middle" draw:auto-grow-height="false" fo:min-height="2.178cm" fo:min-width="3.5cm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000000" draw:marker-start-width="0.358cm" draw:marker-end="Pontas_20_das_20_setas_20_2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objectwithoutfill">
      <style:graphic-properties svg:stroke-width="0.106cm" svg:stroke-color="#000000" draw:marker-start-width="0.359cm" draw:marker-end="Pontas_20_das_20_setas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-width="0.359cm" draw:marker-end="Pontas_20_das_20_setas_20_4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0000" draw:marker-start-width="0.359cm" draw:marker-end="Pontas_20_das_20_setas_20_5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0000" draw:marker-start-width="0.359cm" draw:marker-end="Pontas_20_das_20_setas_20_6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loext:graphic-properties draw:fill-color="#fff59d"/>
      <style:paragraph-properties fo:text-align="center"/>
      <style:text-properties style:font-name="Ubuntu"/>
    </style:style>
    <style:style style:name="P3" style:family="paragraph">
      <loext:graphic-properties draw:fill-color="#9fa8da"/>
      <style:paragraph-properties fo:text-align="center"/>
      <style:text-properties style:font-name="Ubuntu"/>
    </style:style>
    <style:style style:name="P4" style:family="paragraph">
      <loext:graphic-properties draw:fill-color="#fafafa"/>
      <style:paragraph-properties fo:text-align="center"/>
      <style:text-properties style:font-name="Ubuntu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1" draw:id="id1" draw:layer="layout" svg:width="10.469cm" svg:height="2.387cm" svg:x="3.411cm" svg:y="2.111cm">
            <text:p text:style-name="P1">Controle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2" draw:id="id2" draw:layer="layout" svg:width="3.835cm" svg:height="1.686cm" svg:x="0.575cm" svg:y="7.553cm">
            <text:p text:style-name="P1">Controlado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3" draw:id="id3" draw:layer="layout" svg:width="3.835cm" svg:height="1.686cm" svg:x="4.682cm" svg:y="7.553cm">
            <text:p text:style-name="P1">Controlado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4" draw:id="id4" draw:layer="layout" svg:width="3.835cm" svg:height="1.686cm" svg:x="8.773cm" svg:y="7.553cm">
            <text:p text:style-name="P1">Controlado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835cm" svg:height="1.686cm" svg:x="12.88cm" svg:y="7.553cm">
            <text:p text:style-name="P1">Controlado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6" draw:id="id6" draw:layer="layout" svg:width="4cm" svg:height="2.75cm" svg:x="15.425cm" svg:y="1.261cm">
            <text:p text:style-name="P1">Inventário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" draw:text-style-name="P5" draw:layer="layout" svg:width="1.654cm" svg:height="1.626cm" svg:x="3.771cm" svg:y="2.485cm">
            <draw:image xlink:href="Pictures/100000010000020E000002051A31E86FEF5A610D.png" xlink:type="simple" xlink:show="embed" xlink:actuate="onLoad" draw:mime-type="image/png">
              <text:p/>
            </draw:image>
          </draw:frame>
          <draw:connector draw:style-name="gr5" draw:text-style-name="P6" draw:layer="layout" draw:type="lines" svg:x1="8.645cm" svg:y1="4.498cm" svg:x2="2.492cm" svg:y2="7.553cm" draw:start-shape="id1" draw:start-glue-point="2" draw:end-shape="id2" draw:end-glue-point="0" svg:d="M8645 4498v552l-6153 2003v500" svg:viewBox="0 0 6154 3056">
            <text:p/>
          </draw:connector>
          <draw:connector draw:style-name="gr6" draw:text-style-name="P6" draw:layer="layout" draw:type="lines" svg:x1="8.645cm" svg:y1="4.498cm" svg:x2="6.599cm" svg:y2="7.553cm" draw:start-shape="id1" draw:start-glue-point="2" draw:end-shape="id3" draw:end-glue-point="0" svg:d="M8645 4498v552l-2046 2003v500" svg:viewBox="0 0 2047 3056">
            <text:p/>
          </draw:connector>
          <draw:connector draw:style-name="gr7" draw:text-style-name="P6" draw:layer="layout" draw:type="lines" svg:x1="8.645cm" svg:y1="4.498cm" svg:x2="10.69cm" svg:y2="7.553cm" draw:start-shape="id1" draw:start-glue-point="2" draw:end-shape="id4" draw:end-glue-point="0" svg:d="M8645 4498v552l2045 2003v500" svg:viewBox="0 0 2046 3056">
            <text:p/>
          </draw:connector>
          <draw:connector draw:style-name="gr8" draw:text-style-name="P6" draw:layer="layout" draw:type="lines" svg:x1="8.645cm" svg:y1="4.498cm" svg:x2="14.797cm" svg:y2="7.553cm" draw:start-shape="id1" draw:start-glue-point="2" draw:end-shape="id5" draw:end-glue-point="0" svg:d="M8645 4498v552l6152 2003v500" svg:viewBox="0 0 6153 3056">
            <text:p/>
          </draw:connector>
          <draw:connector draw:style-name="gr9" draw:text-style-name="P6" draw:layer="layout" draw:type="lines" draw:line-skew="-0.499cm" svg:x1="8.645cm" svg:y1="2.111cm" svg:x2="17.425cm" svg:y2="1.261cm" draw:start-shape="id1" draw:start-glue-point="0" draw:end-shape="id6" draw:end-glue-point="4" svg:d="M8645 2111v-1053l8780-297v500" svg:viewBox="0 0 8781 1351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Pontas_20_das_20_setas_20_1" draw:display-name="Pontas das setas 1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5T16:43:24.725356425</meta:creation-date>
    <dc:date>2022-11-15T16:55:10.953315654</dc:date>
    <meta:editing-duration>PT11M47S</meta:editing-duration>
    <meta:editing-cycles>2</meta:editing-cycles>
    <meta:generator>LibreOffice/7.4.2.3$Linux_X86_64 LibreOffice_project/40$Build-3</meta:generator>
    <meta:document-statistic meta:object-count="13"/>
  </office:meta>
</office:document-meta>
</file>